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color="#ff0000" style:text-underline-style="solid" style:text-underline-width="auto" style:text-underline-color="font-color"/>
    </style:style>
    <style:style style:name="P3" style:family="paragraph" style:parent-style-name="Standard">
      <style:text-properties fo:color="#008000"/>
    </style:style>
    <style:style style:name="P4" style:family="paragraph" style:parent-style-name="Standard">
      <style:text-properties officeooo:paragraph-rsid="001dccd4"/>
    </style:style>
    <style:style style:name="P5" style:family="paragraph" style:parent-style-name="Standard">
      <style:text-properties officeooo:paragraph-rsid="00210d7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paragraph-rsid="00231f1b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officeooo:paragraph-rsid="001c19f4"/>
    </style:style>
    <style:style style:name="P9" style:family="paragraph" style:parent-style-name="List_20_Paragraph">
      <style:text-properties officeooo:paragraph-rsid="001c19f4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>
      <style:text-properties fo:color="#ff0000" style:text-underline-style="solid" style:text-underline-width="auto" style:text-underline-color="font-color"/>
    </style:style>
    <style:style style:name="P12" style:family="paragraph" style:parent-style-name="Standard">
      <style:text-properties officeooo:rsid="00231f1b" officeooo:paragraph-rsid="00231f1b"/>
    </style:style>
    <style:style style:name="P13" style:family="paragraph" style:parent-style-name="Standard">
      <style:text-properties officeooo:rsid="001f425a" officeooo:paragraph-rsid="00210d71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21e0b" officeooo:paragraph-rsid="00221e0b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1dccd4" officeooo:paragraph-rsid="001dccd4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1dccd4"/>
    </style:style>
    <style:style style:name="P17" style:family="paragraph" style:parent-style-name="List_20_Paragraph" style:list-style-name="WWNum1"/>
    <style:style style:name="P18" style:family="paragraph" style:parent-style-name="List_20_Paragraph" style:list-style-name="WWNum1">
      <style:text-properties officeooo:paragraph-rsid="001c19f4"/>
    </style:style>
    <style:style style:name="P19" style:family="paragraph" style:parent-style-name="List_20_Paragraph" style:list-style-name="WWNum1">
      <style:text-properties officeooo:rsid="001c19f4" officeooo:paragraph-rsid="001c19f4"/>
    </style:style>
    <style:style style:name="P20" style:family="paragraph" style:parent-style-name="List_20_Paragraph" style:list-style-name="WWNum17">
      <style:text-properties fo:color="#008000"/>
    </style:style>
    <style:style style:name="P21" style:family="paragraph" style:parent-style-name="List_20_Paragraph" style:list-style-name="WWNum11">
      <style:paragraph-properties fo:line-height="150%"/>
      <style:text-properties fo:color="#008000"/>
    </style:style>
    <style:style style:name="P22" style:family="paragraph" style:parent-style-name="List_20_Paragraph" style:list-style-name="WWNum11">
      <style:paragraph-properties fo:line-height="150%" fo:text-align="start" style:justify-single-word="false"/>
      <style:text-properties fo:color="#008000" fo:font-size="11pt" style:font-size-asian="11pt" style:font-size-complex="11pt"/>
    </style:style>
    <style:style style:name="P23" style:family="paragraph" style:parent-style-name="List_20_Paragraph" style:list-style-name="WWNum1">
      <style:paragraph-properties fo:line-height="200%"/>
    </style:style>
    <style:style style:name="P24" style:family="paragraph" style:parent-style-name="List_20_Paragraph" style:list-style-name="WWNum1">
      <style:paragraph-properties fo:margin-left="0cm" fo:margin-right="0cm" fo:text-indent="-0.635cm" style:auto-text-indent="false"/>
      <style:text-properties officeooo:paragraph-rsid="001c19f4"/>
    </style:style>
    <style:style style:name="P25" style:family="paragraph" style:parent-style-name="List_20_Paragraph" style:list-style-name="WWNum1">
      <style:paragraph-properties fo:margin-left="-0.635cm" fo:margin-right="0cm" fo:text-indent="0cm" style:auto-text-indent="false"/>
      <style:text-properties fo:color="#008000" officeooo:rsid="001c19f4" officeooo:paragraph-rsid="001c19f4"/>
    </style:style>
    <style:style style:name="P26" style:family="paragraph" style:parent-style-name="List_20_Paragraph" style:list-style-name="WWNum1">
      <style:paragraph-properties fo:margin-left="0cm" fo:margin-right="0cm" fo:line-height="150%" fo:text-align="start" style:justify-single-word="false" fo:text-indent="0cm" style:auto-text-indent="false"/>
      <style:text-properties fo:color="#ff0000"/>
    </style:style>
    <style:style style:name="P27" style:family="paragraph" style:parent-style-name="List_20_Paragraph" style:list-style-name="WWNum1">
      <style:paragraph-properties fo:margin-left="0cm" fo:margin-right="0cm" fo:line-height="150%" fo:text-align="start" style:justify-single-word="false" fo:text-indent="0cm" style:auto-text-indent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c19f4"/>
    </style:style>
    <style:style style:name="T3" style:family="text">
      <style:text-properties style:text-underline-style="solid" style:text-underline-width="auto" style:text-underline-color="font-color" officeooo:rsid="00221e0b"/>
    </style:style>
    <style:style style:name="T4" style:family="text">
      <style:text-properties style:text-underline-style="solid" style:text-underline-width="auto" style:text-underline-color="font-color" officeooo:rsid="0026ddef"/>
    </style:style>
    <style:style style:name="T5" style:family="text">
      <style:text-properties officeooo:rsid="001c19f4"/>
    </style:style>
    <style:style style:name="T6" style:family="text">
      <style:text-properties fo:color="#008000"/>
    </style:style>
    <style:style style:name="T7" style:family="text">
      <style:text-properties fo:color="#008000" officeooo:rsid="001c19f4"/>
    </style:style>
    <style:style style:name="T8" style:family="text">
      <style:text-properties officeooo:rsid="001c3f07"/>
    </style:style>
    <style:style style:name="T9" style:family="text">
      <style:text-properties officeooo:rsid="001dccd4"/>
    </style:style>
    <style:style style:name="T10" style:family="text">
      <style:text-properties fo:color="#ff0000" officeooo:rsid="001dccd4"/>
    </style:style>
    <style:style style:name="T11" style:family="text">
      <style:text-properties officeooo:rsid="001f425a"/>
    </style:style>
    <style:style style:name="T12" style:family="text">
      <style:text-properties officeooo:rsid="00221e0b"/>
    </style:style>
    <style:style style:name="T13" style:family="text">
      <style:text-properties officeooo:rsid="00231f1b"/>
    </style:style>
    <style:style style:name="T14" style:family="text">
      <style:text-properties officeooo:rsid="00249962"/>
    </style:style>
    <style:style style:name="T15" style:family="text">
      <style:text-properties officeooo:rsid="00253900"/>
    </style:style>
    <style:style style:name="T16" style:family="text">
      <style:text-properties officeooo:rsid="0026ddef"/>
    </style:style>
    <style:style style:name="T17" style:family="text">
      <style:text-properties officeooo:rsid="00274d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ancement 1) </text:p>
      <text:list xml:id="list1320534010028331876" text:style-name="WWNum1">
        <text:list-item>
          <text:p text:style-name="P17"><text:span text:style-name="T16">Lancer</text:span> <text:span text:style-name="T5">l'application</text:span> sans <text:span text:style-name="T5">avoir d'</text:span>erreur</text:p>
        </text:list-item>
      </text:list>
      <text:p text:style-name="P2">I ) Authentification</text:p>
      <text:p text:style-name="P3"><text:span text:style-name="T5">a ) </text:span>Test connexion: </text:p>
      <text:list xml:id="list33650485" text:continue-numbering="true" text:style-name="WWNum1">
        <text:list-item>
          <text:p text:style-name="P17">Ajouter un utilisateur dans le system(« toto » , « passWord74 »)</text:p>
        </text:list-item>
        <text:list-item>
          <text:p text:style-name="P17">Test avec « toto » et mdp  « password »</text:p>
        </text:list-item>
        <text:list-item>
          <text:p text:style-name="P17">L’identification ne fonctionne pas.</text:p>
        </text:list-item>
        <text:list-item>
          <text:p text:style-name="P17">Réaliser une authentification avec l’identifiant « to » et le mdp «passWord74 »</text:p>
        </text:list-item>
        <text:list-item>
          <text:p text:style-name="P17">L’identification ne fonctionne pas.</text:p>
        </text:list-item>
        <text:list-item>
          <text:p text:style-name="P17">Réaliser une authentification avec l’identifiant « to » et le mdp «passWord74 »</text:p>
        </text:list-item>
        <text:list-item>
          <text:p text:style-name="P17">Identification fonctionne + redirection vers page menu</text:p>
        </text:list-item>
      </text:list>
      <text:p text:style-name="P3"><text:span text:style-name="T5">b) </text:span>Test déconnexion:</text:p>
      <text:list xml:id="list33632805" text:continue-numbering="true" text:style-name="WWNum1">
        <text:list-item>
          <text:p text:style-name="P17">Se connect<text:span text:style-name="T16">er</text:span></text:p>
        </text:list-item>
        <text:list-item>
          <text:p text:style-name="P17">Se déconnect<text:span text:style-name="T16">er</text:span></text:p>
        </text:list-item>
        <text:list-item>
          <text:p text:style-name="P18">Voir si la page de connexion <text:span text:style-name="T5">apparaît</text:span> </text:p>
        </text:list-item>
      </text:list>
      <text:p text:style-name="P9"/>
      <text:list xml:id="list33646640" text:continue-numbering="true" text:style-name="WWNum1">
        <text:list-header>
          <text:p text:style-name="P24"><text:span text:style-name="T7">c) </text:span><text:span text:style-name="T6">Test </text:span><text:span text:style-name="T7">bouton «se souvenir de moi»</text:span></text:p>
          <text:p text:style-name="P25"/>
        </text:list-header>
        <text:list-item>
          <text:p text:style-name="P18">Se connect<text:span text:style-name="T16">er</text:span> <text:span text:style-name="T5">avec la case se souvenir de moi</text:span></text:p>
        </text:list-item>
        <text:list-item>
          <text:p text:style-name="P19">Quitter l'application sans se déconnect<text:span text:style-name="T16">er</text:span></text:p>
        </text:list-item>
        <text:list-item>
          <text:p text:style-name="P19">Lancer l'application</text:p>
        </text:list-item>
        <text:list-item>
          <text:p text:style-name="P19">La page d'authentification doit faire apparaître le nom de compte et mdp(avec des étoiles) </text:p>
        </text:list-item>
        <text:list-item>
          <text:p text:style-name="P19">Cliquer sur le bouton « connexion »</text:p>
        </text:list-item>
        <text:list-item>
          <text:p text:style-name="P19">la page du menu d'accueil doit apparaître</text:p>
        </text:list-item>
      </text:list>
      <text:p text:style-name="P8"/>
      <text:p text:style-name="P2">II) <text:s/>Test navigation: </text:p>
      <text:list xml:id="list4171671574519865167" text:style-name="WWNum17">
        <text:list-item>
          <text:p text:style-name="P20">Test En tant qu’utilisateur connecté, je peux accéder aux onglets en cliquant dessus </text:p>
        </text:list-item>
      </text:list>
      <text:list xml:id="list33647728" text:continue-list="list33646640" text:style-name="WWNum1">
        <text:list-item>
          <text:p text:style-name="P17">Se connecter.</text:p>
        </text:list-item>
        <text:list-item>
          <text:p text:style-name="P17">Clique<text:span text:style-name="T16">r</text:span> sur un onglet.</text:p>
        </text:list-item>
        <text:list-item>
          <text:p text:style-name="P17">Regarde<text:span text:style-name="T16">r</text:span> si la nouvelle page s’affiche correctement avec tout le contenu.</text:p>
        </text:list-item>
        <text:list-item>
          <text:p text:style-name="P17">On clique sur le bouton retour.</text:p>
        </text:list-item>
        <text:list-item>
          <text:p text:style-name="P17">Regarde<text:span text:style-name="T16">r</text:span> si on arrive au menu. </text:p>
        </text:list-item>
      </text:list>
      <text:p text:style-name="Standard"/>
      <text:list xml:id="list33627066" text:continue-numbering="true" text:style-name="WWNum1">
        <text:list-header>
          <text:p text:style-name="P26"><text:span text:style-name="T2">III) </text:span><text:span text:style-name="T1">Test fonctionnel:</text:span></text:p>
          <text:p text:style-name="P27"/>
        </text:list-header>
      </text:list>
      <text:list xml:id="list2703261447207180316" text:style-name="WWNum11">
        <text:list-item>
          <text:p text:style-name="P22">En tant qu’utilisateur, je peux ajouter un médicament (même idée pour ajouter une commande / pour les autres services ajouter une demande) </text:p>
        </text:list-item>
      </text:list>
      <text:list xml:id="list33623090" text:continue-list="list33627066" text:style-name="WWNum1">
        <text:list-item>
          <text:p text:style-name="P17">A partir de l’onglet stock .</text:p>
        </text:list-item>
        <text:list-item>
          <text:p text:style-name="P17">Tester le bouton ajouter/supprime<text:span text:style-name="T16">r.</text:span></text:p>
        </text:list-item>
        <text:list-item>
          <text:p text:style-name="P17"><text:span text:style-name="T8">Écrire</text:span> les informations.</text:p>
        </text:list-item>
        <text:list-item>
          <text:p text:style-name="P17">Tester les cas impossible<text:span text:style-name="T16">s</text:span> (doublon d’id , syntaxe incorrect..).</text:p>
        </text:list-item>
        <text:list-item>
          <text:p text:style-name="P17">Sauvegarder.</text:p>
        </text:list-item>
        <text:list-item>
          <text:p text:style-name="P17">Retour sur la page « stock ».</text:p>
        </text:list-item>
        <text:list-item>
          <text:p text:style-name="P23">Regarder si le nouveau médicament est présent.</text:p>
        </text:list-item>
      </text:list>
      <text:list xml:id="list33646722" text:continue-list="list2703261447207180316" text:style-name="WWNum11">
        <text:list-item>
          <text:p text:style-name="P21"><text:soft-page-break/>En tant qu’utilisateur, je peux supprimer un médicament (même idée pour supprimer une commande / pour les autres services supprimer une demande) </text:p>
          <text:p text:style-name="P21"/>
        </text:list-item>
      </text:list>
      <text:list xml:id="list33624152" text:continue-list="list33623090" text:style-name="WWNum1">
        <text:list-item>
          <text:p text:style-name="P17">A partir de l’onglet stock </text:p>
        </text:list-item>
        <text:list-item>
          <text:p text:style-name="P17">Cliquer sur le bouton ajouter/supprimer</text:p>
        </text:list-item>
        <text:list-item>
          <text:p text:style-name="P17">Indiquer un faux produit </text:p>
        </text:list-item>
        <text:list-item>
          <text:p text:style-name="P17">Sauvegarder</text:p>
        </text:list-item>
        <text:list-item>
          <text:p text:style-name="P17">Un message doit <text:span text:style-name="T14">apparaître</text:span> « erreur médicament introuvable »</text:p>
        </text:list-item>
        <text:list-item>
          <text:p text:style-name="P17">Indiquer un bon produit </text:p>
        </text:list-item>
        <text:list-item>
          <text:p text:style-name="P17">Sauvegarder</text:p>
        </text:list-item>
        <text:list-item>
          <text:p text:style-name="P17">Un message doit <text:span text:style-name="T14">apparaître</text:span> « suppression réussi »</text:p>
        </text:list-item>
        <text:list-item>
          <text:p text:style-name="P17">Le médi<text:span text:style-name="T14">c</text:span>ament ne doit plus être visible sur la page stock</text:p>
        </text:list-item>
        <text:list-item>
          <text:p text:style-name="P17"><text:span text:style-name="T14">Écrire</text:span> les informations</text:p>
          <text:p text:style-name="P17"/>
        </text:list-item>
      </text:list>
      <text:list xml:id="list33640629" text:continue-list="list33646722" text:style-name="WWNum11">
        <text:list-item>
          <text:p text:style-name="P21">En tant qu’utilisateur, je peux modifier un médicament (même idée pour modifier une commande / pour les autres services modifier une demande) </text:p>
          <text:p text:style-name="P21"/>
        </text:list-item>
      </text:list>
      <text:list xml:id="list33643890" text:continue-list="list33624152" text:style-name="WWNum1">
        <text:list-item>
          <text:p text:style-name="P17">A partir de l’onglet stock </text:p>
        </text:list-item>
        <text:list-item>
          <text:p text:style-name="P17">Identifier un médicament avec son numéro unique </text:p>
        </text:list-item>
        <text:list-item>
          <text:p text:style-name="P17">Changer directement les informations depuis la page stock</text:p>
        </text:list-item>
        <text:list-item>
          <text:p text:style-name="P17">Sauvegarder </text:p>
        </text:list-item>
        <text:list-item>
          <text:p text:style-name="P17">Regarder si le changement a bien été effectué </text:p>
        </text:list-item>
      </text:list>
      <text:p text:style-name="Standard"/>
      <text:p text:style-name="Standard"/>
      <text:p text:style-name="P1">Jeu<text:span text:style-name="T12">x </text:span>d’essai</text:p>
      <text:p text:style-name="P6"><text:tab/><text:span text:style-name="T4">Co</text:span><text:span text:style-name="T3">mpte :</text:span></text:p>
      <text:p text:style-name="P4"><text:span text:style-name="T9">- </text:span><text:span text:style-name="T12">deux</text:span><text:span text:style-name="T9"> compte</text:span><text:span text:style-name="T16">s</text:span><text:span text:style-name="T9"> super admin</text:span></text:p>
      <text:p text:style-name="P4"><text:span text:style-name="T9">- </text:span><text:span text:style-name="T12">deux</text:span><text:span text:style-name="T9"> compte</text:span><text:span text:style-name="T16">s</text:span><text:span text:style-name="T9"> admin</text:span></text:p>
      <text:p text:style-name="P4"><text:span text:style-name="T9">- </text:span><text:span text:style-name="T12">deux</text:span><text:span text:style-name="T9"> compte</text:span><text:span text:style-name="T16">s</text:span><text:span text:style-name="T9"> utilisateur avec le groupe de droit «pharmacien de l’hôpital</text:span><text:span text:style-name="T10">*1</text:span><text:span text:style-name="T9">»</text:span></text:p>
      <text:p text:style-name="P5"><text:span text:style-name="T11">-</text:span><text:span text:style-name="T12">deux</text:span><text:span text:style-name="T11"> compte</text:span><text:span text:style-name="T16">s</text:span><text:span text:style-name="T11"> utilisateur avec le groupe de droit «infirmiers des services d’hôpital</text:span><text:span text:style-name="T10">*1</text:span><text:span text:style-name="T11">»</text:span></text:p>
      <text:p text:style-name="P12">-deux compte<text:span text:style-name="T16">s</text:span> avec le droit «pharmacien de l’hôpital » ET (infirmiers des services d’hôpital)</text:p>
      <text:p text:style-name="P13"/>
      <text:p text:style-name="P14"><text:span text:style-name="T16">D</text:span>onnée<text:span text:style-name="T16">s</text:span> en brute dans la bdd </text:p>
      <text:p text:style-name="P7"><text:span text:style-name="T13">-une liste de 15 médicament</text:span><text:span text:style-name="T17">s</text:span><text:span text:style-name="T13"> </text:span>avec <text:span text:style-name="T13">des attribut</text:span><text:span text:style-name="T16">s</text:span><text:span text:style-name="T17"> </text:span><text:span text:style-name="T13">(prix,type etc..) en commun d'autre</text:span><text:span text:style-name="T17">s</text:span><text:span text:style-name="T13"> avec des attribut</text:span><text:span text:style-name="T17">s</text:span><text:span text:style-name="T13"> différent</text:span><text:span text:style-name="T17">s.</text:span><text:span text:style-name="T13"> </text:span></text:p>
      <text:p text:style-name="P7"><text:span text:style-name="T15">-</text:span>une grande diversité sur les attributs par exemple, pour des médicament<text:span text:style-name="T17">s,</text:span> un prix très bas <text:span text:style-name="T17">(</text:span>1 euro moyen 5 euro et haut 20 euros<text:span text:style-name="T17">)</text:span>. <text:s/></text:p>
      <text:p text:style-name="P15"/>
      <text:p text:style-name="P16"><text:span text:style-name="T10">*1: pour plus d'information voir le document «3_niveau_habilitation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Wingdings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Wingdings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1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5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2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6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I" text:start-value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I" text:start-value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chem</meta:initial-creator>
    <meta:editing-cycles>22</meta:editing-cycles>
    <meta:creation-date>2018-09-24T19:40:00</meta:creation-date>
    <dc:date>2018-10-02T13:44:08.03</dc:date>
    <meta:editing-duration>PT12M39S</meta:editing-duration>
    <meta:generator>LibreOffice/4.0.3.3$Windows_x86 LibreOffice_project/0eaa50a932c8f2199a615e1eb30f7ac74279539</meta:generator>
    <meta:document-statistic meta:table-count="0" meta:image-count="0" meta:object-count="0" meta:page-count="2" meta:paragraph-count="69" meta:word-count="532" meta:character-count="3076" meta:non-whitespace-character-count="26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